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Helvetica Neue" svg:font-family="'Helvetica Neue', HelveticaNeue, 'TeX Gyre Heros', TeXGyreHeros, FreeSans, 'Nimbus Sans L', 'Liberation Sans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Hanging_20_indent">
      <style:text-properties fo:color="#000000"/>
    </style:style>
    <style:style style:name="P3" style:family="paragraph" style:parent-style-name="Hanging_20_indent">
      <style:text-properties fo:color="#000000" style:font-name="Times New Roman" fo:font-size="12pt" style:font-size-asian="12pt" style:font-size-complex="12pt"/>
    </style:style>
    <style:style style:name="P4" style:family="paragraph" style:parent-style-name="Hanging_20_indent">
      <style:text-properties fo:color="#000000" style:font-name="Times New Roman" fo:font-size="12pt" style:font-size-asian="12pt" style:font-size-complex="12pt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Times New Roman" fo:font-size="12pt" fo:letter-spacing="normal" fo:font-style="italic" fo:font-weight="normal" style:font-size-asian="12pt" style:font-size-complex="12pt"/>
    </style:style>
    <style:style style:name="T4" style:family="text">
      <style:text-properties fo:font-variant="normal" fo:text-transform="none" style:font-name="Times New Roman" fo:font-size="12pt" fo:letter-spacing="normal" style:font-size-asian="12pt" style:font-size-complex="12pt"/>
    </style:style>
    <style:style style:name="T5" style:family="text">
      <style:text-properties fo:font-variant="normal" fo:text-transform="none" fo:color="#222222" style:font-name="Arial1" fo:font-size="9.75pt" fo:letter-spacing="normal" fo:font-style="normal" fo:font-weight="normal"/>
    </style:style>
    <style:style style:name="T6" style:family="text">
      <style:text-properties fo:font-variant="normal" fo:text-transform="none" fo:color="#222222" style:font-name="Arial1" fo:font-size="9.75pt" fo:letter-spacing="normal" fo:font-style="italic" fo:font-weight="normal"/>
    </style:style>
    <style:style style:name="T7" style:family="text">
      <style:text-properties fo:font-variant="normal" fo:text-transform="none" fo:color="#222222" fo:font-size="9.75pt" fo:letter-spacing="normal" fo:font-style="normal" fo:font-weight="normal"/>
    </style:style>
    <style:style style:name="T8" style:family="text">
      <style:text-properties fo:font-variant="normal" fo:text-transform="none" fo:color="#222222" fo:font-size="9.75pt" fo:letter-spacing="normal" fo:font-style="italic" fo:font-weight="normal"/>
    </style:style>
    <style:style style:name="T9" style:family="text">
      <style:text-properties fo:font-variant="normal" fo:text-transform="none" fo:color="#222222" fo:letter-spacing="normal" fo:font-style="normal" fo:font-weight="normal"/>
    </style:style>
    <style:style style:name="T10" style:family="text">
      <style:text-properties fo:font-variant="normal" fo:text-transform="none" fo:color="#222222" fo:letter-spacing="normal" fo:font-style="italic" fo:font-weight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italic" fo:font-weight="normal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fo:color="#000000"/>
    </style:style>
    <style:style style:name="T15" style:family="text">
      <style:text-properties fo:color="#000000" style:font-name="Times New Roman" fo:font-size="12pt" style:font-size-asian="12pt" style:font-size-complex="12pt"/>
    </style:style>
    <style:style style:name="T16" style:family="text">
      <style:text-properties fo:color="#000000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"Introduction to Caches." <text:span text:style-name="T1">Introduction to Caches</text:span>. University of Maryland, 2003. Web. 27 Nov. 2015. &lt;http://www.cs.umd.edu/class/sum2003/cmsc311/Notes/Memory/introCache.html&gt;. </text:p>
      <text:p text:style-name="P1"/>
      <text:p text:style-name="P2"><text:span text:style-name="T2"><text:s/>Architectures, Eec 171 Parallel, John Owens, and Uc Davi. "Instruction Level Parallelism (1)." </text:span><text:span text:style-name="T3">UC DavisCredits</text:span><text:span text:style-name="T4"> </text:span><text:span text:style-name="T2">(n.d.): n. pag. </text:span><text:span text:style-name="T3">Nvidia</text:span><text:span text:style-name="T2">. Nvidia. Web. 27 Nov. 2015. &lt;https://www.nvidia.com/content/cudazone/cudau/courses/ucdavis/lectures/ilp1.pdf&gt;.</text:span><text:span text:style-name="T13"> </text:span></text:p>
      <text:p text:style-name="P3"><text:span text:style-name="T11">Patterson, David A., et al. "Architecture of a VLSI instruction cache for a RISC." </text:span><text:span text:style-name="T12">ACM SIGARCH Computer Architecture News</text:span><text:span text:style-name="T11">. Vol. 11. No. 3. ACM, 1983.</text:span> </text:p>
      <text:p text:style-name="P3"><text:s/><text:span text:style-name="T11">Torrellas, Josep, Chun Xia, and Russell Daigle. "Optimizing instruction cache performance for operating system intensive workloads." </text:span><text:span text:style-name="T12">High-Performance Computer Architecture, 1995. Proceedings., First IEEE Symposium on</text:span><text:span text:style-name="T11">. IEEE, 1995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Helvetica Neue" svg:font-family="'Helvetica Neue', HelveticaNeue, 'TeX Gyre Heros', TeXGyreHeros, FreeSans, 'Nimbus Sans L', 'Liberation Sans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borah Rempala</meta:initial-creator>
    <meta:creation-date>2015-11-27T16:12:03.80</meta:creation-date>
    <dc:date>2015-11-30T11:32:25.06</dc:date>
    <dc:creator>Deborah Rempala</dc:creator>
    <meta:editing-duration>PT2H48M6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4" meta:word-count="92" meta:character-count="802"/>
  </office:meta>
</office:document-meta>
</file>